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0b99f2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0d66a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0f862c"/>
    </style:style>
    <style:style style:name="P6" style:family="paragraph" style:parent-style-name="Title">
      <style:text-properties officeooo:rsid="000e9fd6" officeooo:paragraph-rsid="000e9fd6"/>
    </style:style>
    <style:style style:name="P7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109829"/>
    </style:style>
    <style:style style:name="P9" style:family="paragraph" style:parent-style-name="Standard">
      <style:text-properties officeooo:paragraph-rsid="00109829"/>
    </style:style>
    <style:style style:name="T1" style:family="text">
      <style:text-properties officeooo:rsid="000b99f2"/>
    </style:style>
    <style:style style:name="T2" style:family="text">
      <style:text-properties officeooo:rsid="000cd293"/>
    </style:style>
    <style:style style:name="T3" style:family="text">
      <style:text-properties officeooo:rsid="000d66ad"/>
    </style:style>
    <style:style style:name="T4" style:family="text">
      <style:text-properties officeooo:rsid="000db47d"/>
    </style:style>
    <style:style style:name="T5" style:family="text">
      <style:text-properties officeooo:rsid="000f862c"/>
    </style:style>
    <style:style style:name="T6" style:family="text">
      <style:text-properties officeooo:rsid="0011d2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7"/>
      <text:p text:style-name="P6">Requisistos do Sistema (sss)</text:p>
      <text:p text:style-name="P1"/>
      <text:p text:style-name="P2">SSS-00001: O Sistema <text:span text:style-name="T2">deve</text:span> permitir que o <text:span text:style-name="T1">sócios proprietarios tenham acesso ao quadro de funcionários, cadastrar e excluir funcionários:</text:span></text:p>
      <text:p text:style-name="P3">SSS-0000<text:span text:style-name="T1">2: O sistema deve permitir que todos façam logins com seu perfil, cada um no seu departamento:</text:span></text:p>
      <text:p text:style-name="P4">SSS-0000<text:span text:style-name="T3">3: O sitema deve permitir que a recepção agende banho e tosa, táxi dog e consultas:</text:span></text:p>
      <text:p text:style-name="P4">SSS-0000<text:span text:style-name="T3">4: O sitema deve permitir que a medica que aplicar a consulta agende cirurgias:</text:span></text:p>
      <text:p text:style-name="P4">SSS-0000<text:span text:style-name="T3">5: O sitema deve permitir que o tosador reagende ou de baixa no cachorro ou gato pronto:</text:span></text:p>
      <text:p text:style-name="P4">SSS-0000<text:span text:style-name="T4">6: O sitema deve permitir que quem receber o valor pago de baixa e marque seu login como responsavel:</text:span></text:p>
      <text:p text:style-name="P5">SSS-0000<text:span text:style-name="T4">7: O sitema deve permitir que</text:span> <text:span text:style-name="T5">possa </text:span>cadastrar clientes;<text:line-break/>SSS-0000<text:span text:style-name="T4">8: O sitema deve permitir que</text:span> <text:span text:style-name="T5">possa </text:span>agendar consultas;<text:line-break/> SSS-0000<text:span text:style-name="T4">9: O sitema deve permitir que possa </text:span>permitir o controle d estoque;<text:line-break/> SSS-0000<text:span text:style-name="T4">10: O sitema deve permitir que possa </text:span>gerenciar o serviço d táxi dog;<text:line-break/> SSS-0000<text:span text:style-name="T4">11: O sitema deve permitir que </text:span>avisar os clientes por SMS;</text:p>
      <text:p text:style-name="P8">SSS-0000<text:span text:style-name="T6">12: O sitema deve permitir que avise o cliente via e-mail.</text:span></text:p>
      <text:p text:style-name="P9">SSS-0000<text:span text:style-name="T6">13: O sitema deve permitir que funcionários novos criem seu login com senha:</text:span></text:p>
      <text:p text:style-name="P9">SSS-0000<text:span text:style-name="T6">14: O sitema deve permitir que sócios proprietarios tenham acesso a relatório mensal de movimento de cada setor da clinica: banho e tosa, táxi dog, consulta , cirurgias </text:span></text:p>
      <text:p text:style-name="P9">SSS-000<text:span text:style-name="T4">15: O sitema deve permitir que possa ser controlado o numero diarios de retorno.</text:span></text:p>
      <text:p text:style-name="P9">SSS-000<text:span text:style-name="T4">16: O sitema deve permitir que a recepção agende representantes comercial deprodutos.</text:span></text:p>
      <text:p text:style-name="P9">SSS-000<text:span text:style-name="T4">17: O sitema deve permitir que que seja feito cadastro de empresas terceirizadas</text:span></text:p>
      <text:p text:style-name="P9">SSS-000<text:span text:style-name="T4">18: O sitema deve permitir que seja feito o controle de toalhas alugadas</text:span></text:p>
      <text:p text:style-name="P9">SSS-000<text:span text:style-name="T4">19: O sitema deve permitir que seja feito controle de shampoo e condicionador utilizados no banho </text:span></text:p>
      <text:p text:style-name="Standard">SSS-000<text:span text:style-name="T6">20: O sitema deve permitir que seja controlado a manutenção de utencilios de banho e tosa.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line-through-style="none" style:text-line-through-type="none" style:text-position="0% 100%" style:font-name="Liberation Serif" fo:font-size="12pt" fo:language="pt" fo:country="BR" fo:font-style="normal" style:text-underline-style="none" fo:font-weight="normal" style:letter-kerning="true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fo:font-variant="normal" fo:text-transform="none" style:use-window-font-color="true" style:text-line-through-style="none" style:text-line-through-type="none" style:text-position="0% 100%" style:font-name="Liberation Serif" fo:font-size="12pt" fo:language="pt" fo:country="BR" fo:font-style="normal" style:text-underline-style="none" fo:font-weight="normal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2.54cm" fo:background-color="#ffffff" style:writing-mode="lr-tb" style:layout-grid-color="#c0c0c0" style:layout-grid-lines="26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5T21:58:04.416000000</dc:date>
    <meta:editing-duration>PT35M41S</meta:editing-duration>
    <meta:editing-cycles>6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17" meta:word-count="296" meta:character-count="1872" meta:non-whitespace-character-count="1587"/>
  </office:meta>
</office:document-meta>
</file>